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Start</text:p>
      <text:p text:style-name="Standard">right</text:p>
      <text:p text:style-name="Standard">2.9775417875498505e-06, -0.05377052935915999, 1.4111987036355305, -0.4673433231573086, 2.1757076261565085e-05, 8.590324083343153e-06, 6.217941548675301e-06]</text:p>
      <text:p text:style-name="Standard">left</text:p>
      <text:p text:style-name="Standard">[2.9775417875498505e-06, -0.07809417258622126, 1.5524712110698689, 1.8477779161185027e-05, -9.035846833139658e-05, 3.9180949283763766e-05, 5.0846026837825765e-05]</text:p>
      <text:p text:style-name="Standard"/>
      <text:p text:style-name="Standard">travel</text:p>
      <text:p text:style-name="Standard">right</text:p>
      <text:p text:style-name="Standard">[-3.506660647690298e-06, 4.1135993227362625e-05, 1.272666817475576, -0.6069106064162683, -2.1741820100184994, -0.4170604260904249, 0.08810649473620578]</text:p>
      <text:p text:style-name="Standard">left</text:p>
      <text:p text:style-name="Standard">[-3.506660647690298e-06, 6.908389152958989e-05, 1.3099419631960803, 0.588061230803281, -2.199977921946603, 0.6880935962265823, 0.3527345061450731]</text:p>
      <text:p text:style-name="Standard"/>
      <text:p text:style-name="Standard">fight</text:p>
      <text:p text:style-name="Standard">right</text:p>
      <text:p text:style-name="Standard">[0.9321196888864999, 0.0, 0.0, 0.0, 0.0, 0.0, 0.0]</text:p>
      <text:p text:style-name="Standard">left</text:p>
      <text:p text:style-name="Standard">[0.9321196888864999, -0.6282324195453048, 0.31145145352198, -0.684397432411624, -0.5756490993313753, 0.35417728363004275, -0.7393671824788587]</text:p>
      <text:p text:style-name="Standard"/>
      <text:p text:style-name="Standard">bell</text:p>
      <text:p text:style-name="Standard">right</text:p>
      <text:p text:style-name="Standard">[0.0, -0.965024, 1.3841119999999998, -1.52308, -1.31542, 0.0, -0.78029]</text:p>
      <text:p text:style-name="Standard">left</text:p>
      <text:p text:style-name="Standard">0.0, -0.901232, 1.3470600000000001, 1.5688400000000002, -1.18327, 0.0, -0.7338180000000001</text:p>
      <text:p text:style-name="Standard"/>
      <text:p text:style-name="P1"/>
      <text:p text:style-name="Standard">bell_up</text:p>
      <text:p text:style-name="Standard">right</text:p>
      <text:p text:style-name="Standard">[0.0, -1.28888, 1.3841119999999998, 1.32288, -2.2, 0.0, -0.78029]</text:p>
      <text:p text:style-name="Standard">left</text:p>
      <text:p text:style-name="Standard">[0.0, -1.34, 1.3470600000000001, -1.32288, -2.2, 0.0, -1.12412]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bie </meta:initial-creator>
    <meta:creation-date>2015-06-17T07:55:26</meta:creation-date>
    <dc:date>2015-06-17T09:56:36</dc:date>
    <dc:creator>robbie </dc:creator>
    <meta:editing-duration>PT1H25M1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2" meta:paragraph-count="25" meta:word-count="85" meta:character-count="1170" meta:non-whitespace-character-count="1108"/>
  </office:meta>
</office:document-meta>
</file>